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stat.ee/">www.stat.ee</text:a></text:p>
          </table:table-cell>
          <table:table-cell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8227">
            <text:p>8227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8428">
            <text:p>8428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7724">
            <text:p>7724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8004">
            <text:p>8004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8279">
            <text:p>8279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9694">
            <text:p>9694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8842">
            <text:p>8842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8730">
            <text:p>8730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8495">
            <text:p>8495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8297">
            <text:p>8297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8204">
            <text:p>8204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8976">
            <text:p>8976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8431">
            <text:p>8431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9089">
            <text:p>9089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20882">
            <text:p>20882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21841">
            <text:p>21841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25429">
            <text:p>25429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27336">
            <text:p>27336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32488">
            <text:p>32488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28800">
            <text:p>28800</text:p>
          </table:table-cell>
          <table:table-cell table:formula="of:=[.B21]-[.C21]" office:value-type="float" office:value="0">
            <text:p>0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21363">
            <text:p>21363</text:p>
          </table:table-cell>
          <table:table-cell table:formula="of:=[.B22]-[.C22]" office:value-type="float" office:value="0">
            <text:p>0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17143">
            <text:p>17143</text:p>
          </table:table-cell>
          <table:table-cell table:formula="of:=[.B23]-[.C23]" office:value-type="float" office:value="0">
            <text:p>0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18401">
            <text:p>18401</text:p>
          </table:table-cell>
          <table:table-cell table:formula="of:=[.B24]-[.C24]" office:value-type="float" office:value="0">
            <text:p>0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16630">
            <text:p>16630</text:p>
          </table:table-cell>
          <table:table-cell table:formula="of:=[.B25]-[.C25]" office:value-type="float" office:value="0">
            <text:p>0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16918">
            <text:p>16918</text:p>
          </table:table-cell>
          <table:table-cell table:formula="of:=[.B26]-[.C26]" office:value-type="float" office:value="0">
            <text:p>0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16680">
            <text:p>16680</text:p>
          </table:table-cell>
          <table:table-cell table:formula="of:=[.B27]-[.C27]" office:value-type="float" office:value="0">
            <text:p>0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18047">
            <text:p>18047</text:p>
          </table:table-cell>
          <table:table-cell table:formula="of:=[.B28]-[.C28]" office:value-type="float" office:value="0">
            <text:p>0</text:p>
          </table:table-cell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19356">
            <text:p>19356</text:p>
          </table:table-cell>
          <table:table-cell table:formula="of:=[.B29]-[.C29]" office:value-type="float" office:value="0">
            <text:p>0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17785">
            <text:p>17785</text:p>
          </table:table-cell>
          <table:table-cell table:formula="of:=[.B30]-[.C30]" office:value-type="float" office:value="0">
            <text:p>0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20178">
            <text:p>20178</text:p>
          </table:table-cell>
          <table:table-cell table:formula="of:=[.B31]-[.C31]" office:value-type="float" office:value="0">
            <text:p>0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16610">
            <text:p>16610</text:p>
          </table:table-cell>
          <table:table-cell table:formula="of:=[.B32]-[.C32]" office:value-type="float" office:value="0">
            <text:p>0</text:p>
          </table:table-cell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18077">
            <text:p>18077</text:p>
          </table:table-cell>
          <table:table-cell table:formula="of:=[.B33]-[.C33]" office:value-type="float" office:value="0">
            <text:p>0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16641">
            <text:p>16641</text:p>
          </table:table-cell>
          <table:table-cell table:formula="of:=[.B34]-[.C34]" office:value-type="float" office:value="0">
            <text:p>0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16472">
            <text:p>16472</text:p>
          </table:table-cell>
          <table:table-cell table:formula="of:=[.B35]-[.C35]" office:value-type="float" office:value="0">
            <text:p>0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15853">
            <text:p>15853</text:p>
          </table:table-cell>
          <table:table-cell table:formula="of:=[.B36]-[.C36]" office:value-type="float" office:value="0">
            <text:p>0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16864">
            <text:p>16864</text:p>
          </table:table-cell>
          <table:table-cell table:formula="of:=[.B37]-[.C37]" office:value-type="float" office:value="0">
            <text:p>0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17594">
            <text:p>17594</text:p>
          </table:table-cell>
          <table:table-cell table:formula="of:=[.B38]-[.C38]" office:value-type="float" office:value="0">
            <text:p>0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16614">
            <text:p>16614</text:p>
          </table:table-cell>
          <table:table-cell table:formula="of:=[.B39]-[.C39]" office:value-type="float" office:value="0">
            <text:p>0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16496">
            <text:p>16496</text:p>
          </table:table-cell>
          <table:table-cell table:formula="of:=[.B40]-[.C40]" office:value-type="float" office:value="0">
            <text:p>0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17101">
            <text:p>17101</text:p>
          </table:table-cell>
          <table:table-cell table:formula="of:=[.B41]-[.C41]" office:value-type="float" office:value="0">
            <text:p>0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19024">
            <text:p>19024</text:p>
          </table:table-cell>
          <table:table-cell table:formula="of:=[.B42]-[.C42]" office:value-type="float" office:value="0">
            <text:p>0</text:p>
          </table:table-cell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23702">
            <text:p>23702</text:p>
          </table:table-cell>
          <table:table-cell table:formula="of:=[.B43]-[.C43]" office:value-type="float" office:value="0">
            <text:p>0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20276">
            <text:p>20276</text:p>
          </table:table-cell>
          <table:table-cell table:formula="of:=[.B44]-[.C44]" office:value-type="float" office:value="0">
            <text:p>0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18120">
            <text:p>18120</text:p>
          </table:table-cell>
          <table:table-cell table:formula="of:=[.B45]-[.C45]" office:value-type="float" office:value="0">
            <text:p>0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24700">
            <text:p>24700</text:p>
          </table:table-cell>
          <table:table-cell table:formula="of:=[.B46]-[.C46]" office:value-type="float" office:value="0">
            <text:p>0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20708">
            <text:p>20708</text:p>
          </table:table-cell>
          <table:table-cell table:formula="of:=[.B47]-[.C47]" office:value-type="float" office:value="0">
            <text:p>0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19969">
            <text:p>19969</text:p>
          </table:table-cell>
          <table:table-cell table:formula="of:=[.B48]-[.C48]" office:value-type="float" office:value="0">
            <text:p>0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21492">
            <text:p>21492</text:p>
          </table:table-cell>
          <table:table-cell table:formula="of:=[.B49]-[.C49]" office:value-type="float" office:value="0">
            <text:p>0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17549">
            <text:p>17549</text:p>
          </table:table-cell>
          <table:table-cell table:formula="of:=[.B50]-[.C50]" office:value-type="float" office:value="0">
            <text:p>0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16730">
            <text:p>16730</text:p>
          </table:table-cell>
          <table:table-cell table:formula="of:=[.B51]-[.C51]" office:value-type="float" office:value="0">
            <text:p>0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15817">
            <text:p>15817</text:p>
          </table:table-cell>
          <table:table-cell table:formula="of:=[.B52]-[.C52]" office:value-type="float" office:value="0">
            <text:p>0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15354">
            <text:p>15354</text:p>
          </table:table-cell>
          <table:table-cell table:formula="of:=[.B53]-[.C53]" office:value-type="float" office:value="0">
            <text:p>0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15817">
            <text:p>15817</text:p>
          </table:table-cell>
          <table:table-cell table:formula="of:=[.B54]-[.C54]" office:value-type="float" office:value="0">
            <text:p>0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14420">
            <text:p>14420</text:p>
          </table:table-cell>
          <table:table-cell table:formula="of:=[.B55]-[.C55]" office:value-type="float" office:value="0">
            <text:p>0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13981">
            <text:p>13981</text:p>
          </table:table-cell>
          <table:table-cell table:formula="of:=[.B56]-[.C56]" office:value-type="float" office:value="0">
            <text:p>0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13638">
            <text:p>13638</text:p>
          </table:table-cell>
          <table:table-cell table:formula="of:=[.B57]-[.C57]" office:value-type="float" office:value="0">
            <text:p>0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12748">
            <text:p>12748</text:p>
          </table:table-cell>
          <table:table-cell table:formula="of:=[.B58]-[.C58]" office:value-type="float" office:value="0">
            <text:p>0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13026">
            <text:p>13026</text:p>
          </table:table-cell>
          <table:table-cell table:formula="of:=[.B59]-[.C59]" office:value-type="float" office:value="0">
            <text:p>0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12971">
            <text:p>12971</text:p>
          </table:table-cell>
          <table:table-cell table:formula="of:=[.B60]-[.C60]" office:value-type="float" office:value="0">
            <text:p>0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13130">
            <text:p>13130</text:p>
          </table:table-cell>
          <table:table-cell table:formula="of:=[.B61]-[.C61]"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12738">
            <text:p>12738</text:p>
          </table:table-cell>
          <table:table-cell table:formula="of:=[.B62]-[.C62]" office:value-type="float" office:value="0">
            <text:p>0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13036">
            <text:p>13036</text:p>
          </table:table-cell>
          <table:table-cell table:formula="of:=[.B63]-[.C63]" office:value-type="float" office:value="0">
            <text:p>0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13495">
            <text:p>13495</text:p>
          </table:table-cell>
          <table:table-cell table:formula="of:=[.B64]-[.C64]" office:value-type="float" office:value="0">
            <text:p>0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13251">
            <text:p>13251</text:p>
          </table:table-cell>
          <table:table-cell table:formula="of:=[.B65]-[.C65]" office:value-type="float" office:value="0">
            <text:p>0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12754">
            <text:p>12754</text:p>
          </table:table-cell>
          <table:table-cell table:formula="of:=[.B66]-[.C66]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13520">
            <text:p>13520</text:p>
          </table:table-cell>
          <table:table-cell table:formula="of:=[.B67]-[.C67]" office:value-type="float" office:value="0">
            <text:p>0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13800">
            <text:p>13800</text:p>
          </table:table-cell>
          <table:table-cell table:formula="of:=[.B68]-[.C68]" office:value-type="float" office:value="0">
            <text:p>0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13699">
            <text:p>13699</text:p>
          </table:table-cell>
          <table:table-cell table:formula="of:=[.B69]-[.C69]" office:value-type="float" office:value="0">
            <text:p>0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14225">
            <text:p>14225</text:p>
          </table:table-cell>
          <table:table-cell table:formula="of:=[.B70]-[.C70]" office:value-type="float" office:value="0">
            <text:p>0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15150">
            <text:p>15150</text:p>
          </table:table-cell>
          <table:table-cell table:formula="of:=[.B71]-[.C71]" office:value-type="float" office:value="0">
            <text:p>0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15186">
            <text:p>15186</text:p>
          </table:table-cell>
          <table:table-cell table:formula="of:=[.B72]-[.C72]" office:value-type="float" office:value="0">
            <text:p>0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15038">
            <text:p>15038</text:p>
          </table:table-cell>
          <table:table-cell table:formula="of:=[.B73]-[.C73]" office:value-type="float" office:value="0">
            <text:p>0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5520">
            <text:p>15520</text:p>
          </table:table-cell>
          <table:table-cell table:formula="of:=[.B74]-[.C74]" office:value-type="float" office:value="0">
            <text:p>0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5573">
            <text:p>15573</text:p>
          </table:table-cell>
          <table:table-cell table:formula="of:=[.B75]-[.C75]" office:value-type="float" office:value="0">
            <text:p>0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5393">
            <text:p>15393</text:p>
          </table:table-cell>
          <table:table-cell table:formula="of:=[.B76]-[.C76]" office:value-type="float" office:value="0">
            <text:p>0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16572">
            <text:p>16572</text:p>
          </table:table-cell>
          <table:table-cell table:formula="of:=[.B77]-[.C77]" office:value-type="float" office:value="0">
            <text:p>0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7351">
            <text:p>17351</text:p>
          </table:table-cell>
          <table:table-cell table:formula="of:=[.B78]-[.C78]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7094">
            <text:p>17094</text:p>
          </table:table-cell>
          <table:table-cell table:formula="of:=[.B79]-[.C79]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7812">
            <text:p>17812</text:p>
          </table:table-cell>
          <table:table-cell table:formula="of:=[.B80]-[.C80]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8062">
            <text:p>18062</text:p>
          </table:table-cell>
          <table:table-cell table:formula="of:=[.B81]-[.C81]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8199">
            <text:p>18199</text:p>
          </table:table-cell>
          <table:table-cell table:formula="of:=[.B82]-[.C82]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8349">
            <text:p>18349</text:p>
          </table:table-cell>
          <table:table-cell table:formula="of:=[.B83]-[.C83]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7893">
            <text:p>17893</text:p>
          </table:table-cell>
          <table:table-cell table:formula="of:=[.B84]-[.C84]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18190">
            <text:p>18190</text:p>
          </table:table-cell>
          <table:table-cell table:formula="of:=[.B85]-[.C85]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19086">
            <text:p>19086</text:p>
          </table:table-cell>
          <table:table-cell table:formula="of:=[.B86]-[.C86]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9343">
            <text:p>19343</text:p>
          </table:table-cell>
          <table:table-cell table:formula="of:=[.B87]-[.C87]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7986">
            <text:p>17986</text:p>
          </table:table-cell>
          <table:table-cell table:formula="of:=[.B88]-[.C88]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8279">
            <text:p>18279</text:p>
          </table:table-cell>
          <table:table-cell table:formula="of:=[.B89]-[.C89]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18551">
            <text:p>18551</text:p>
          </table:table-cell>
          <table:table-cell table:formula="of:=[.B90]-[.C90]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18536">
            <text:p>18536</text:p>
          </table:table-cell>
          <table:table-cell table:formula="of:=[.B91]-[.C91]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9531">
            <text:p>19531</text:p>
          </table:table-cell>
          <table:table-cell table:formula="of:=[.B92]-[.C92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19715">
            <text:p>19715</text:p>
          </table:table-cell>
          <table:table-cell table:formula="of:=[.B93]-[.C93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20126">
            <text:p>20126</text:p>
          </table:table-cell>
          <table:table-cell table:formula="of:=[.B94]-[.C94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21286">
            <text:p>21286</text:p>
          </table:table-cell>
          <table:table-cell table:formula="of:=[.B95]-[.C95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22212">
            <text:p>22212</text:p>
          </table:table-cell>
          <table:table-cell table:formula="of:=[.B96]-[.C96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20828">
            <text:p>20828</text:p>
          </table:table-cell>
          <table:table-cell table:formula="of:=[.B97]-[.C97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9020">
            <text:p>19020</text:p>
          </table:table-cell>
          <table:table-cell table:formula="of:=[.B98]-[.C98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8572">
            <text:p>18572</text:p>
          </table:table-cell>
          <table:table-cell table:formula="of:=[.B99]-[.C99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19445">
            <text:p>19445</text:p>
          </table:table-cell>
          <table:table-cell table:formula="of:=[.B100]-[.C100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8447">
            <text:p>18447</text:p>
          </table:table-cell>
          <table:table-cell table:formula="of:=[.B101]-[.C101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8403">
            <text:p>18403</text:p>
          </table:table-cell>
          <table:table-cell table:formula="of:=[.B102]-[.C102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8516">
            <text:p>18516</text:p>
          </table:table-cell>
          <table:table-cell table:formula="of:=[.B103]-[.C103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8355">
            <text:p>18355</text:p>
          </table:table-cell>
          <table:table-cell table:formula="of:=[.B104]-[.C104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8152">
            <text:p>18152</text:p>
          </table:table-cell>
          <table:table-cell table:formula="of:=[.B105]-[.C105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7685">
            <text:p>17685</text:p>
          </table:table-cell>
          <table:table-cell table:formula="of:=[.B106]-[.C106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7316">
            <text:p>17316</text:p>
          </table:table-cell>
          <table:table-cell table:formula="of:=[.B107]-[.C107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7316">
            <text:p>17316</text:p>
          </table:table-cell>
          <table:table-cell table:formula="of:=[.B108]-[.C108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7409">
            <text:p>17409</text:p>
          </table:table-cell>
          <table:table-cell table:formula="of:=[.B109]-[.C109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6675">
            <text:p>16675</text:p>
          </table:table-cell>
          <table:table-cell table:formula="of:=[.B110]-[.C110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6081">
            <text:p>16081</text:p>
          </table:table-cell>
          <table:table-cell table:formula="of:=[.B111]-[.C111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5790">
            <text:p>15790</text:p>
          </table:table-cell>
          <table:table-cell table:formula="of:=[.B112]-[.C112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5244">
            <text:p>15244</text:p>
          </table:table-cell>
          <table:table-cell table:formula="of:=[.B113]-[.C11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5450">
            <text:p>15450</text:p>
          </table:table-cell>
          <table:table-cell table:formula="of:=[.B114]-[.C11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5244">
            <text:p>15244</text:p>
          </table:table-cell>
          <table:table-cell table:formula="of:=[.B115]-[.C11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5484">
            <text:p>15484</text:p>
          </table:table-cell>
          <table:table-cell table:formula="of:=[.B116]-[.C11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5243">
            <text:p>15243</text:p>
          </table:table-cell>
          <table:table-cell table:formula="of:=[.B117]-[.C11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5392">
            <text:p>15392</text:p>
          </table:table-cell>
          <table:table-cell table:formula="of:=[.B118]-[.C11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5543">
            <text:p>15543</text:p>
          </table:table-cell>
          <table:table-cell table:formula="of:=[.B119]-[.C11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5751">
            <text:p>15751</text:p>
          </table:table-cell>
          <table:table-cell table:formula="of:=[.B120]-[.C12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5401">
            <text:p>15401</text:p>
          </table:table-cell>
          <table:table-cell table:formula="of:=[.B121]-[.C121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15811">
            <text:p>15811</text:p>
          </table:table-cell>
          <table:table-cell table:formula="of:=[.B122]-[.C12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18587">
            <text:p>18587</text:p>
          </table:table-cell>
          <table:table-cell table:formula="of:=[.B123]-[.C12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17315">
            <text:p>17315</text:p>
          </table:table-cell>
          <table:table-cell table:formula="of:=[.B124]-[.C12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2:39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9T12:39:43.65</dc:date>
    <dc:creator>Andrzej Bystrzycki</dc:creator>
    <meta:generator>OpenOffice.org/3.3$Win32 OpenOffice.org_project/330m20$Build-9567</meta:generator>
    <meta:editing-duration>PT1M42S</meta:editing-duration>
    <meta:editing-cycles>2</meta:editing-cycles>
    <meta:document-statistic meta:table-count="1" meta:cell-count="457" meta:object-count="0"/>
  </office:meta>
</office:document-meta>
</file>